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ILLA NAVAL, RUBEN ALEJAN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4273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69028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ANCHEZ RAFAEL, DANI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98822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69028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ILLA CANO, FELICISIMO RUBE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620141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9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11/2021</text:p>
          </table:table-cell>
          <table:table-cell table:style-name="Tabla2.A3" office:value-type="string">
            <text:p text:style-name="P22">5831778</text:p>
          </table:table-cell>
          <table:table-cell table:style-name="Tabla2.D3" office:value-type="string">
            <text:p text:style-name="P23">9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7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1:42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